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Road Not Taken</text:h>
      <text:p text:style-name="P1"/>
      <text:p text:style-name="P1">Two roads diverged in a yellow wood,</text:p>
      <text:p text:style-name="P1">And sorry I could not travel both</text:p>
      <text:p text:style-name="P1">And be one traveler, long I stood</text:p>
      <text:p text:style-name="P1">And looked down one as far as I could</text:p>
      <text:p text:style-name="P1">To where it bent in the undergrowth;</text:p>
      <text:p text:style-name="P1"/>
      <text:p text:style-name="P1">Then took the other, just as fair,</text:p>
      <text:p text:style-name="P1">And having perhaps the better claim,</text:p>
      <text:p text:style-name="P1">Because it was grassy and wanted wear;</text:p>
      <text:p text:style-name="P1">Though as for that the passing there</text:p>
      <text:p text:style-name="P1">Had worn them really about the same,</text:p>
      <text:p text:style-name="P1"/>
      <text:p text:style-name="P1">And both that morning equally lay</text:p>
      <text:p text:style-name="P1">In leaves, no step had trodden black.</text:p>
      <text:p text:style-name="P1">Oh, I kept the first for another day!</text:p>
      <text:p text:style-name="P1">Yet knowing how way leads on to way,</text:p>
      <text:p text:style-name="P1">I doubted if I should ever come back.</text:p>
      <text:p text:style-name="P1"/>
      <text:p text:style-name="P1">I shall be telling this with a sigh</text:p>
      <text:p text:style-name="P1">Somewhere ages and ages hence:</text:p>
      <text:p text:style-name="P1">Two roads diverged in a wood, and I—</text:p>
      <text:p text:style-name="P1">I took the one less traveled by,</text:p>
      <text:p text:style-name="P1">And that has made all the difference.</text:p>
      <text:p text:style-name="P1"/>
      <text:p text:style-name="P1"><text:tab/><text:tab/><text:span text:style-name="T1">Robert Frost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24T20:33:22.163841447</dc:date>
    <meta:editing-duration>PT1M25S</meta:editing-duration>
    <meta:editing-cycles>2</meta:editing-cycles>
    <meta:document-statistic meta:table-count="0" meta:image-count="0" meta:object-count="0" meta:page-count="1" meta:paragraph-count="22" meta:word-count="149" meta:character-count="737" meta:non-whitespace-character-count="608"/>
  </office:meta>
</office:document-meta>
</file>